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E0000005212AC8A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.223cm" fo:min-width="1.989cm" draw:shadow-opacity="50%"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 style:protect="siz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style:protect="position siz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style:protect="size"/>
    </style:style>
    <style:style style:name="gr7" style:family="graphic" style:parent-style-name="standard">
      <style:graphic-properties draw:fill="solid" draw:fill-color="#ff00ff" draw:textarea-horizontal-align="justify" draw:textarea-vertical-align="middle" draw:auto-grow-height="false" fo:min-height="0cm" fo:min-width="0cm" style:protect="size"/>
    </style:style>
    <style:style style:name="gr8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 style:protect="position siz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25cm" draw:marker-start-width="0.161cm" draw:marker-end-width="0.161cm" draw:fill="solid" draw:fill-color="#ffd32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aecf00" draw:fill="solid" draw:fill-color="#aecf00" draw:textarea-horizontal-align="justify" draw:textarea-vertical-align="middle" draw:auto-grow-height="false" fo:min-height="2.05cm" fo:min-width="0.1cm"/>
    </style:style>
    <style:style style:name="gr13" style:family="graphic" style:parent-style-name="standard">
      <style:graphic-properties svg:stroke-color="#aecf00" draw:fill="solid" draw:fill-color="#aecf00" draw:textarea-horizontal-align="justify" draw:textarea-vertical-align="middle" draw:auto-grow-height="false" fo:min-height="0.95cm" fo:min-width="3.3cm"/>
    </style:style>
    <style:style style:name="gr14" style:family="graphic" style:parent-style-name="standard">
      <style:graphic-properties svg:stroke-color="#b84700" draw:fill="solid" draw:fill-color="#b84700" draw:textarea-horizontal-align="justify" draw:textarea-vertical-align="middle" draw:auto-grow-height="false" fo:min-height="0cm" fo:min-width="0cm" style:protect="siz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style:protect="size"/>
    </style:style>
    <style:style style:name="gr16" style:family="graphic" style:parent-style-name="standard">
      <style:graphic-properties draw:fill="solid" draw:fill-color="#804c19" draw:opacity="50%" draw:textarea-horizontal-align="justify" draw:textarea-vertical-align="middle" draw:auto-grow-height="false" fo:min-height="0.498cm" fo:min-width="0.834cm" draw:shadow-opacity="50%"/>
    </style:style>
    <style:style style:name="gr17" style:family="graphic" style:parent-style-name="standard">
      <style:graphic-properties draw:fill="solid" draw:fill-color="#e6e6ff" draw:textarea-horizontal-align="center" draw:textarea-vertical-align="middle" style:protect="size"/>
    </style:style>
    <style:style style:name="gr18" style:family="graphic" style:parent-style-name="standard">
      <style:graphic-properties draw:fill="solid" draw:fill-color="#808080" draw:textarea-horizontal-align="center" draw:textarea-vertical-align="middle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51cm" svg:stroke-color="#ff950e" draw:fill="solid" draw:fill-color="#ff950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fill="solid" draw:fill-color="#c0c0c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0000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102cm" draw:marker-start-width="0.276cm" draw:marker-end-width="0.27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4" style:family="graphic" style:parent-style-name="standard">
      <style:graphic-properties svg:stroke-width="0.051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b84700" draw:fill="solid" draw:fill-color="#b847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950e" draw:fill="solid" draw:fill-color="#b847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025cm" svg:stroke-color="#008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svg:stroke-width="0.025cm" svg:stroke-color="#ff420e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0" style:family="graphic" style:parent-style-name="objectwithoutfill">
      <style:graphic-properties svg:stroke-width="0.025cm" svg:stroke-color="#ff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341cm"/>
    </style:style>
    <style:style style:name="gr39" style:family="graphic" style:parent-style-name="standard">
      <style:graphic-properties draw:textarea-horizontal-align="justify" draw:textarea-vertical-align="middle" draw:auto-grow-height="false" fo:min-height="0.29cm" fo:min-width="0.214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.148cm"/>
    </style:style>
    <style:style style:name="gr41" style:family="graphic" style:parent-style-name="objectwithoutfill">
      <style:graphic-properties draw:stroke="dash" draw:stroke-dash="Ultrafine_20_Dashed" svg:stroke-width="0.025cm" svg:stroke-color="#0000ff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42" style:family="graphic" style:parent-style-name="standard">
      <style:graphic-properties svg:stroke-width="0.051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25cm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45" style:family="graphic" style:parent-style-name="objectwithoutfill">
      <style:graphic-properties draw:stroke="dash" draw:stroke-dash="Ultrafine_20_Dashed" svg:stroke-width="0.025cm" svg:stroke-color="#ff420e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46" style:family="graphic" style:parent-style-name="objectwithoutfill">
      <style:graphic-properties draw:stroke="dash" draw:stroke-dash="Ultrafine_20_Dashed" svg:stroke-width="0.025cm" svg:stroke-color="#cccc00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47" style:family="graphic" style:parent-style-name="standard">
      <style:graphic-properties draw:fill="solid" draw:fill-color="#c5000b" draw:textarea-horizontal-align="justify" draw:textarea-vertical-align="middle" draw:auto-grow-height="false" fo:min-height="0.043cm" fo:min-width="0.043cm"/>
    </style:style>
    <style:style style:name="gr48" style:family="graphic" style:parent-style-name="standard">
      <style:graphic-properties draw:fill="solid" draw:fill-color="#b3b300" draw:textarea-horizontal-align="justify" draw:textarea-vertical-align="middle" draw:auto-grow-height="false" fo:min-height="0.043cm" fo:min-width="0.043cm"/>
    </style:style>
    <style:style style:name="gr49" style:family="graphic" style:parent-style-name="objectwithoutfill">
      <style:graphic-properties svg:stroke-width="0.025cm" svg:stroke-color="#cccc00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50" style:family="graphic" style:parent-style-name="objectwithoutfill">
      <style:graphic-properties svg:stroke-width="0.025cm" svg:stroke-color="#ff3333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fill="solid" draw:fill-color="#94bd5e" draw:opacity="50%" draw:textarea-horizontal-align="center" draw:textarea-vertical-align="middle" draw:shadow-opacity="50%" style:protect="size"/>
    </style:style>
    <style:style style:name="gr53" style:family="graphic" style:parent-style-name="standard">
      <style:graphic-properties draw:fill="solid" draw:fill-color="#000000" draw:textarea-horizontal-align="center" draw:textarea-vertical-align="middle"/>
    </style:style>
    <style:style style:name="gr5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textarea-horizontal-align="justify" draw:textarea-vertical-align="middle" draw:auto-grow-height="false" fo:min-height="0.406cm" fo:min-width="0.406cm"/>
    </style:style>
    <style:style style:name="gr58" style:family="graphic" style:parent-style-name="objectwithoutfill">
      <style:graphic-properties svg:stroke-width="0.025cm" svg:stroke-color="#008000" draw:marker-start-width="0.237cm" draw:marker-end-width="0.237cm" draw:fill="none" draw:textarea-vertical-align="middle" fo:padding-top="0.063cm" fo:padding-bottom="0.063cm" fo:padding-left="0.063cm" fo:padding-right="0.063cm"/>
    </style:style>
    <style:style style:name="gr59" style:family="graphic" style:parent-style-name="objectwithoutfill">
      <style:graphic-properties svg:stroke-width="0.025cm" svg:stroke-color="#0000ff" draw:marker-start-width="0.237cm" draw:marker-end="Arrowhead_20_1" draw:marker-end-width="0.237cm" draw:fill="none" draw:textarea-vertical-align="middle" fo:padding-top="0.063cm" fo:padding-bottom="0.063cm" fo:padding-left="0.063cm" fo:padding-right="0.063cm"/>
    </style:style>
    <style:style style:name="gr60" style:family="graphic" style:parent-style-name="objectwithoutfill">
      <style:graphic-properties svg:stroke-width="0.025cm" svg:stroke-color="#008000" draw:marker-start-width="0.237cm" draw:marker-end="Arrowhead_20_1" draw:marker-end-width="0.237cm" draw:fill="none" draw:textarea-vertical-align="middle" fo:padding-top="0.063cm" fo:padding-bottom="0.063cm" fo:padding-left="0.063cm" fo:padding-right="0.063cm"/>
    </style:style>
    <style:style style:name="gr61" style:family="graphic" style:parent-style-name="objectwithoutfill">
      <style:graphic-properties svg:stroke-width="0.025cm" draw:marker-start-width="0.237cm" draw:marker-end="Arrowhead_20_1" draw:marker-end-width="0.237cm" draw:fill="none" draw:textarea-vertical-align="middle" fo:padding-top="0.063cm" fo:padding-bottom="0.063cm" fo:padding-left="0.063cm" fo:padding-right="0.06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cc00" fo:font-size="10pt" style:font-size-asian="10pt" style:font-size-complex="10pt"/>
    </style:style>
    <style:style style:name="T4" style:family="text">
      <style:text-properties fo:color="#ff6633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489cm" svg:height="1.473cm" draw:transform="rotate (-3.14159265358979) translate (11.709cm 10.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.569cm" svg:height="0.907cm" draw:transform="rotate (-3.14159265358979) translate (11.69cm 10.035cm)">
          <draw:image xlink:href="Pictures/100000000000008E0000005212AC8A4F.png" xlink:type="simple" xlink:show="embed" xlink:actuate="onLoad">
            <text:p/>
          </draw:image>
        </draw:frame>
        <draw:g>
          <draw:g>
            <draw:custom-shape draw:style-name="gr3" draw:text-style-name="P1" draw:layer="layout" svg:width="0.127cm" svg:height="0.127cm" draw:transform="rotate (-1.5707963267949) translate (9.833cm 9.936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7cm" svg:height="0.127cm" draw:transform="rotate (-1.5707963267949) translate (9.833cm 9.681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7cm" svg:height="0.127cm" draw:transform="rotate (-1.5707963267949) translate (9.833cm 9.427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27cm" svg:height="0.127cm" draw:transform="rotate (-1.5707963267949) translate (9.833cm 9.175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127cm" svg:height="0.127cm" draw:transform="rotate (-1.5707963267949) translate (9.533cm 9.936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7cm" svg:height="0.127cm" draw:transform="rotate (-1.5707963267949) translate (9.533cm 9.681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7cm" svg:height="0.127cm" draw:transform="rotate (-1.5707963267949) translate (9.533cm 9.427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draw:transform="rotate (-1.5707963267949) translate (9.533cm 9.175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9">
          <draw:custom-shape draw:style-name="gr10" draw:text-style-name="P2" draw:layer="layout" svg:width="0.5cm" svg:height="0.167cm" draw:transform="rotate (1.5707963267949) translate (8.812cm 9.953cm)">
            <text:p text:style-name="P1"><text:span text:style-name="T1">3.3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8.895cm" svg:y1="10.078cm" svg:x2="8.895cm" svg:y2="9.953cm">
            <text:p/>
          </draw:line>
          <draw:line draw:style-name="gr11" draw:text-style-name="P1" draw:layer="layout" svg:x1="8.895cm" svg:y1="9.453cm" svg:x2="8.895cm" svg:y2="9.328cm">
            <text:p/>
          </draw:line>
        </draw:g>
        <draw:g>
          <draw:g>
            <draw:polygon draw:style-name="gr12" draw:text-style-name="P1" draw:layer="layout" svg:width="0.599cm" svg:height="2.299cm" svg:x="9.389cm" svg:y="4.811cm" svg:viewBox="0 0 600 2300" draw:points="0,2300 0,0 600,0 600,2300">
              <text:p/>
            </draw:polygon>
            <draw:polygon draw:style-name="gr13" draw:text-style-name="P1" draw:layer="layout" svg:width="3.799cm" svg:height="1.199cm" svg:x="9.989cm" svg:y="4.811cm" svg:viewBox="0 0 3800 1200" draw:points="0,1200 0,0 3800,0 3800,1200">
              <text:p/>
            </draw:polygon>
          </draw:g>
          <draw:polygon draw:style-name="gr12" draw:text-style-name="P1" draw:layer="layout" svg:width="0.599cm" svg:height="2.299cm" svg:x="13.789cm" svg:y="4.811cm" svg:viewBox="0 0 600 2300" draw:points="0,2300 0,0 600,0 600,2300">
            <text:p/>
          </draw:polygon>
        </draw:g>
        <draw:custom-shape draw:style-name="gr14" draw:text-style-name="P1" draw:layer="layout" svg:width="0.1cm" svg:height="0.1cm" svg:x="13.36cm" svg:y="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3.861cm" svg:y="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936cm" svg:height="0.6cm" svg:x="13.453cm" svg:y="5.01cm">
          <text:p/>
          <draw:enhanced-geometry svg:viewBox="0 0 21600 21600" draw:type="rectangle" draw:enhanced-path="M 0 0 L 21600 0 21600 21600 0 21600 0 0 Z N"/>
        </draw:custom-shape>
        <draw:g draw:style-name="gr9">
          <draw:rect draw:style-name="gr17" draw:text-style-name="P1" draw:layer="layout" svg:width="1cm" svg:height="0.5cm" draw:transform="rotate (1.5707963267949) translate (11.583cm 5.983cm)">
            <text:p/>
          </draw:rect>
          <draw:rect draw:style-name="gr18" draw:text-style-name="P1" draw:layer="layout" svg:width="0.606cm" svg:height="0.265cm" draw:transform="rotate (1.5707963267949) translate (11.701cm 5.787cm)">
            <text:p/>
          </draw:rect>
          <draw:custom-shape draw:style-name="gr19" draw:text-style-name="P1" draw:layer="layout" svg:width="0.25cm" svg:height="0.23cm" draw:transform="rotate (1.5707963267949) translate (11.718cm 5.748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20" draw:text-style-name="P3" draw:layer="layout" svg:width="0.083cm" svg:height="0.083cm" draw:transform="rotate (1.5707963267949) translate (14.157cm 6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083cm" svg:height="0.083cm" draw:transform="rotate (1.5707963267949) translate (14.158cm 6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083cm" svg:height="0.084cm" draw:transform="rotate (1.5707963267949) translate (14.158cm 6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3cm" draw:transform="rotate (1.5707963267949) translate (13.957cm 6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3cm" draw:transform="rotate (1.5707963267949) translate (13.958cm 6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4cm" draw:transform="rotate (1.5707963267949) translate (13.958cm 6.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083cm" svg:height="0.083cm" draw:transform="rotate (1.5707963267949) translate (9.743cm 6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083cm" svg:height="0.083cm" draw:transform="rotate (1.5707963267949) translate (9.744cm 6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083cm" svg:height="0.084cm" draw:transform="rotate (1.5707963267949) translate (9.744cm 6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3cm" draw:transform="rotate (1.5707963267949) translate (9.543cm 6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3cm" draw:transform="rotate (1.5707963267949) translate (9.544cm 6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083cm" svg:height="0.084cm" draw:transform="rotate (1.5707963267949) translate (9.544cm 6.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3" draw:layer="layout" svg:width="0.254cm" svg:height="0.127cm" svg:x="12.779cm" svg:y="10.185cm">
            <text:p/>
            <draw:enhanced-geometry svg:viewBox="0 0 21600 21600" draw:path-stretchpoint-x="10800" draw:path-stretchpoint-y="10800" draw:text-areas="?f3 ?f4 ?f5 ?f6" draw:type="round-rectangle" draw:modifiers="86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254cm" svg:height="0.127cm" svg:x="12.525cm" svg:y="10.1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" draw:layer="layout" svg:width="0.063cm" svg:height="0.064cm" svg:x="12.621cm" svg:y="10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064cm" svg:height="0.063cm" svg:x="12.871cm" svg:y="10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254cm" svg:height="0.127cm" svg:x="12.279cm" svg:y="10.185cm">
            <text:p/>
            <draw:enhanced-geometry svg:viewBox="0 0 21600 21600" draw:path-stretchpoint-x="10800" draw:path-stretchpoint-y="10800" draw:text-areas="?f3 ?f4 ?f5 ?f6" draw:type="round-rectangle" draw:modifiers="86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" draw:layer="layout" svg:width="0.064cm" svg:height="0.063cm" svg:x="12.371cm" svg:y="10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ustom-shape draw:style-name="gr10" draw:text-style-name="P2" draw:layer="layout" svg:width="0.5cm" svg:height="0.167cm" svg:x="10.15cm" svg:y="8.313cm">
            <text:p text:style-name="P1"><text:span text:style-name="T1">3.3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10.025cm" svg:y1="8.396cm" svg:x2="10.15cm" svg:y2="8.396cm">
            <text:p/>
          </draw:line>
          <draw:line draw:style-name="gr11" draw:text-style-name="P1" draw:layer="layout" svg:x1="10.65cm" svg:y1="8.396cm" svg:x2="10.775cm" svg:y2="8.396cm">
            <text:p/>
          </draw:line>
        </draw:g>
        <draw:g draw:style-name="gr9">
          <draw:custom-shape draw:style-name="gr10" draw:text-style-name="P2" draw:layer="layout" svg:width="0.5cm" svg:height="0.167cm" svg:x="10.15cm" svg:y="7.913cm">
            <text:p text:style-name="P1"><text:span text:style-name="T1">3.3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10.025cm" svg:y1="7.996cm" svg:x2="10.15cm" svg:y2="7.996cm">
            <text:p/>
          </draw:line>
          <draw:line draw:style-name="gr11" draw:text-style-name="P1" draw:layer="layout" svg:x1="10.65cm" svg:y1="7.996cm" svg:x2="10.775cm" svg:y2="7.996cm">
            <text:p/>
          </draw:line>
        </draw:g>
        <draw:line draw:style-name="gr27" draw:text-style-name="P1" draw:layer="layout" svg:x1="8.895cm" svg:y1="10.078cm" svg:x2="9.474cm" svg:y2="10.068cm">
          <text:p/>
        </draw:line>
        <draw:polyline draw:style-name="gr27" draw:text-style-name="P1" draw:layer="layout" svg:width="0.513cm" svg:height="0.23cm" draw:transform="rotate (-3.14159265358979) translate (9.411cm 9.512cm)" svg:viewBox="0 0 514 231" draw:points="0,0 329,0 329,231 514,231 514,184">
          <text:p/>
        </draw:polyline>
        <draw:polyline draw:style-name="gr28" draw:text-style-name="P1" draw:layer="layout" svg:width="0.186cm" svg:height="1.5cm" svg:x="9.838cm" svg:y="7.988cm" svg:viewBox="0 0 187 1501" draw:points="0,1501 75,1501 75,0 187,0">
          <text:p/>
        </draw:polyline>
        <draw:polyline draw:style-name="gr29" draw:text-style-name="P1" draw:layer="layout" svg:width="1.497cm" svg:height="3.449cm" draw:transform="rotate (-1.5707963267949) translate (14.24cm 6.898cm)" svg:viewBox="0 0 1498 3450" draw:points="0,0 628,0 628,3450 1498,3450">
          <text:p/>
        </draw:polyline>
        <draw:polyline draw:style-name="gr29" draw:text-style-name="P1" draw:layer="layout" svg:width="2.077cm" svg:height="2.539cm" draw:transform="rotate (-3.14159265358979) translate (10.79cm 10.066cm)" svg:viewBox="0 0 2078 2540" draw:points="0,2540 2078,2540 2078,0 1824,0">
          <text:p/>
        </draw:polyline>
        <draw:polyline draw:style-name="gr30" draw:text-style-name="P1" draw:layer="layout" svg:width="4.387cm" svg:height="2.078cm" draw:transform="rotate (-3.14159265358979) translate (13.608cm 9.813cm)" svg:viewBox="0 0 4388 2079" draw:points="4197,0 4388,0 4388,1571 4388,2079 0,2079 0,1594">
          <text:p/>
        </draw:polyline>
        <draw:polyline draw:style-name="gr31" draw:text-style-name="P1" draw:layer="layout" svg:width="2.383cm" svg:height="0.084cm" draw:transform="rotate (-1.5707963267949) translate (9.711cm 6.897cm)" svg:viewBox="0 0 2384 85" draw:points="0,85 2384,85 2384,0">
          <text:p/>
        </draw:polyline>
        <draw:frame draw:style-name="gr32" draw:text-style-name="P4" draw:layer="layout" svg:width="1.374cm" svg:height="0.497cm" svg:x="12.159cm" svg:y="3.739cm">
          <draw:text-box>
            <text:p><text:span text:style-name="T2">In 8-12v</text:span></text:p>
          </draw:text-box>
        </draw:frame>
        <draw:frame draw:style-name="gr33" draw:text-style-name="P4" draw:layer="layout" svg:width="1.141cm" svg:height="0.497cm" svg:x="9.901cm" svg:y="6.129cm">
          <draw:text-box>
            <text:p><text:span text:style-name="T2">Out 5v</text:span></text:p>
          </draw:text-box>
        </draw:frame>
        <draw:frame draw:style-name="gr34" draw:text-style-name="P4" draw:layer="layout" svg:width="1.433cm" svg:height="0.497cm" svg:x="14.202cm" svg:y="6.13cm">
          <draw:text-box>
            <text:p><text:span text:style-name="T2">Out 3.3v</text:span></text:p>
          </draw:text-box>
        </draw:frame>
        <draw:frame draw:style-name="gr35" draw:text-style-name="P4" draw:layer="layout" svg:width="3.228cm" svg:height="0.497cm" svg:x="13.203cm" svg:y="10.031cm">
          <draw:text-box>
            <text:p><text:span text:style-name="T3">GPI20</text:span><text:span text:style-name="T2">, gnd, </text:span><text:span text:style-name="T4">GPIO0</text:span></text:p>
          </draw:text-box>
        </draw:frame>
        <draw:frame draw:style-name="gr36" draw:text-style-name="P4" draw:layer="layout" svg:width="1.023cm" svg:height="0.497cm" svg:x="14.203cm" svg:y="8.231cm">
          <draw:text-box>
            <text:p><text:span text:style-name="T2">Reset</text:span></text:p>
          </draw:text-box>
        </draw:frame>
        <draw:frame draw:style-name="gr37" draw:text-style-name="P4" draw:layer="layout" svg:width="2.945cm" svg:height="0.497cm" svg:x="9.151cm" svg:y="10.331cm">
          <draw:text-box>
            <text:p><text:span text:style-name="T2">ESP8266 mod. 01</text:span></text:p>
          </draw:text-box>
        </draw:frame>
        <draw:frame draw:style-name="gr35" draw:text-style-name="P4" draw:layer="layout" svg:width="3.228cm" svg:height="0.497cm" svg:x="9.151cm" svg:y="4.191cm">
          <draw:text-box>
            <text:p><text:span text:style-name="T2">Convertitore DC/DC</text:span></text:p>
          </draw:text-box>
        </draw:frame>
        <draw:frame draw:style-name="gr38" draw:layer="layout" svg:width="9.443cm" svg:height="1.369cm" svg:x="14cm" svg:y="1.623cm">
          <draw:text-box>
            <text:p>Programmatore ESP 01 </text:p>
            <text:p><text:span text:style-name="T5">Aprile 2017</text:span></text:p>
          </draw:text-box>
        </draw:frame>
        <draw:custom-shape draw:style-name="gr39" draw:text-style-name="P5" draw:layer="layout" svg:width="0.316cm" svg:height="0.392cm" svg:x="9.389cm" svg:y="5.087cm">
          <text:p text:style-name="P1"><text:span text:style-name="T2">usb</text:span></text:p>
          <draw:enhanced-geometry svg:viewBox="0 0 21600 21600" draw:type="rectangle" draw:enhanced-path="M 0 0 L 21600 0 21600 21600 0 21600 0 0 Z N"/>
        </draw:custom-shape>
        <draw:g draw:style-name="gr9">
          <draw:rect draw:style-name="gr17" draw:text-style-name="P1" draw:layer="layout" svg:width="1cm" svg:height="0.5cm" svg:x="13.184cm" svg:y="9.035cm">
            <text:p/>
          </draw:rect>
          <draw:rect draw:style-name="gr18" draw:text-style-name="P1" draw:layer="layout" svg:width="0.606cm" svg:height="0.265cm" svg:x="13.38cm" svg:y="9.153cm">
            <text:p/>
          </draw:rect>
          <draw:custom-shape draw:style-name="gr40" draw:text-style-name="P1" draw:layer="layout" svg:width="0.25cm" svg:height="0.23cm" draw:transform="rotate (-3.14159265358979) translate (13.669cm 9.4cm)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36" draw:text-style-name="P4" draw:layer="layout" svg:width="2.081cm" svg:height="0.497cm" svg:x="14.204cm" svg:y="9.032cm">
          <draw:text-box>
            <text:p><text:span text:style-name="T2">Prg.ON/OFF</text:span></text:p>
          </draw:text-box>
        </draw:frame>
        <draw:polyline draw:style-name="gr41" draw:text-style-name="P1" draw:layer="layout" svg:width="3.582cm" svg:height="0.276cm" svg:x="10.025cm" svg:y="8.758cm" svg:viewBox="0 0 3583 277" draw:points="0,0 2820,0 3583,0 3583,277">
          <text:p/>
        </draw:polyline>
        <draw:g>
          <draw:rect draw:style-name="gr42" draw:text-style-name="P3" draw:layer="layout" svg:width="0.508cm" svg:height="0.508cm" svg:x="13.4cm" svg:y="7.996cm">
            <text:p/>
          </draw:rect>
          <draw:custom-shape draw:style-name="gr43" draw:text-style-name="P3" draw:layer="layout" svg:width="0.17cm" svg:height="0.17cm" svg:x="13.569cm" svg:y="8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44" draw:text-style-name="P1" draw:layer="layout" svg:width="2.136cm" svg:height="0.23cm" draw:transform="rotate (-1.5707963267949) translate (14cm 6.898cm)" svg:viewBox="0 0 2137 231" draw:points="1606,231 1929,231 1929,46 1929,0 0,0 2137,0">
          <text:p/>
        </draw:polyline>
        <draw:polyline draw:style-name="gr41" draw:text-style-name="P1" draw:layer="layout" svg:width="0.193cm" svg:height="1.05cm" svg:x="9.834cm" svg:y="8.758cm" svg:viewBox="0 0 194 1051" draw:points="0,1051 194,1051 194,0">
          <text:p/>
        </draw:polyline>
        <draw:polyline draw:style-name="gr41" draw:text-style-name="P1" draw:layer="layout" svg:width="0.638cm" svg:height="3.281cm" draw:transform="rotate (-1.5707963267949) translate (13.307cm 8.396cm)" svg:viewBox="0 0 639 3282" draw:points="0,3282 177,3282 177,0 639,0">
          <text:p/>
        </draw:polyline>
        <draw:polyline draw:style-name="gr45" draw:text-style-name="P1" draw:layer="layout" svg:width="1.644cm" svg:height="0.071cm" draw:transform="rotate (1.5707963267949) translate (12.935cm 10.218cm)" svg:viewBox="0 0 1645 72" draw:points="0,0 1645,0 1573,72">
          <text:p/>
        </draw:polyline>
        <draw:polyline draw:style-name="gr46" draw:text-style-name="P1" draw:layer="layout" svg:width="2.446cm" svg:height="1.518cm" svg:x="9.936cm" svg:y="8.699cm" svg:viewBox="0 0 2447 1519" draw:points="0,0 2447,0 2447,1519">
          <text:p/>
        </draw:polyline>
        <draw:line draw:style-name="gr44" draw:text-style-name="P1" draw:layer="layout" svg:x1="9.626cm" svg:y1="7.35cm" svg:x2="14cm" svg:y2="7.35cm">
          <text:p/>
        </draw:line>
        <draw:custom-shape draw:style-name="gr47" draw:text-style-name="P1" draw:layer="layout" svg:width="0.203cm" svg:height="0.203cm" svg:x="12.799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203cm" svg:height="0.203cm" svg:x="12.275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03cm" svg:height="0.203cm" svg:x="12.799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draw:custom-shape draw:style-name="gr10" draw:text-style-name="P2" draw:layer="layout" svg:width="0.5cm" svg:height="0.167cm" draw:transform="rotate (1.5707963267949) translate (12.293cm 11.153cm)">
            <text:p text:style-name="P1"><text:span text:style-name="T1">3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12.376cm" svg:y1="11.278cm" svg:x2="12.376cm" svg:y2="11.153cm">
            <text:p/>
          </draw:line>
          <draw:line draw:style-name="gr11" draw:text-style-name="P1" draw:layer="layout" svg:x1="12.376cm" svg:y1="10.653cm" svg:x2="12.376cm" svg:y2="10.528cm">
            <text:p/>
          </draw:line>
        </draw:g>
        <draw:g draw:style-name="gr9">
          <draw:custom-shape draw:style-name="gr10" draw:text-style-name="P2" draw:layer="layout" svg:width="0.5cm" svg:height="0.167cm" draw:transform="rotate (1.5707963267949) translate (12.817cm 11.153cm)">
            <text:p text:style-name="P1"><text:span text:style-name="T1">3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12.9cm" svg:y1="11.278cm" svg:x2="12.9cm" svg:y2="11.153cm">
            <text:p/>
          </draw:line>
          <draw:line draw:style-name="gr11" draw:text-style-name="P1" draw:layer="layout" svg:x1="12.9cm" svg:y1="10.653cm" svg:x2="12.9cm" svg:y2="10.528cm">
            <text:p/>
          </draw:line>
        </draw:g>
        <draw:line draw:style-name="gr49" draw:text-style-name="P1" draw:layer="layout" svg:x1="12.376cm" svg:y1="11.278cm" svg:x2="12.376cm" svg:y2="11.46cm">
          <text:p/>
        </draw:line>
        <draw:line draw:style-name="gr50" draw:text-style-name="P1" draw:layer="layout" svg:x1="12.894cm" svg:y1="11.272cm" svg:x2="12.894cm" svg:y2="11.454cm">
          <text:p/>
        </draw:line>
        <draw:polyline draw:style-name="gr44" draw:text-style-name="P1" draw:layer="layout" svg:width="0.096cm" svg:height="0.507cm" draw:transform="rotate (-1.5707963267949) translate (12.868cm 11.617cm)" svg:viewBox="0 0 97 508" draw:points="0,508 97,508 97,0 0,0">
          <text:p/>
        </draw:polyline>
        <draw:line draw:style-name="gr44" draw:text-style-name="P1" draw:layer="layout" svg:x1="12.614cm" svg:y1="11.714cm" svg:x2="12.614cm" svg:y2="10.536cm">
          <text:p/>
        </draw:line>
        <draw:frame draw:style-name="gr51" draw:text-style-name="P4" draw:layer="layout" svg:width="1.001cm" svg:height="0.497cm" svg:x="13.168cm" svg:y="10.859cm">
          <draw:text-box>
            <text:p><text:span text:style-name="T2">TEST</text:span></text:p>
          </draw:text-box>
        </draw:frame>
        <draw:g>
          <draw:rect draw:style-name="gr52" draw:text-style-name="P7" draw:layer="layout" svg:width="2.032cm" svg:height="2.551cm" draw:transform="rotate (-1.5707963267949) translate (21.62cm 6.588cm)">
            <text:p text:style-name="P6"><text:span text:style-name="T6">PRG. Ser</text:span></text:p>
          </draw:rect>
          <draw:rect draw:style-name="gr53" draw:text-style-name="P1" draw:layer="layout" svg:width="1.365cm" svg:height="0.367cm" draw:transform="rotate (-1.5707963267949) translate (19.077cm 6.98cm)">
            <text:p/>
          </draw:rect>
          <draw:line draw:style-name="gr54" draw:text-style-name="P1" draw:layer="layout" svg:x1="18.817cm" svg:y1="8.221cm" svg:x2="18.346cm" svg:y2="8.221cm">
            <text:p/>
          </draw:line>
          <draw:line draw:style-name="gr54" draw:text-style-name="P1" draw:layer="layout" svg:x1="18.817cm" svg:y1="7.958cm" svg:x2="18.346cm" svg:y2="7.958cm">
            <text:p/>
          </draw:line>
          <draw:line draw:style-name="gr55" draw:text-style-name="P1" draw:layer="layout" svg:x1="18.817cm" svg:y1="7.696cm" svg:x2="18.346cm" svg:y2="7.696cm">
            <text:p/>
          </draw:line>
          <draw:line draw:style-name="gr56" draw:text-style-name="P1" draw:layer="layout" svg:x1="18.817cm" svg:y1="7.433cm" svg:x2="18.346cm" svg:y2="7.433cm">
            <text:p/>
          </draw:line>
          <draw:line draw:style-name="gr54" draw:text-style-name="P1" draw:layer="layout" svg:x1="18.817cm" svg:y1="7.171cm" svg:x2="18.572cm" svg:y2="7.171cm">
            <text:p/>
          </draw:line>
          <draw:custom-shape draw:style-name="gr57" draw:text-style-name="P5" draw:layer="layout" svg:width="0.508cm" svg:height="0.508cm" svg:x="21.158cm" svg:y="7.35cm">
            <text:p text:style-name="P1"><text:span text:style-name="T2">Usb</text:span></text:p>
            <draw:enhanced-geometry svg:viewBox="0 0 21600 21600" draw:type="rectangle" draw:enhanced-path="M 0 0 L 21600 0 21600 21600 0 21600 0 0 Z N"/>
          </draw:custom-shape>
          <draw:frame draw:style-name="gr51" draw:text-style-name="P8" draw:layer="layout" svg:width="0.565cm" svg:height="1.478cm" svg:x="19.115cm" svg:y="6.911cm">
            <draw:text-box>
              <text:p text:style-name="P8">NC</text:p>
              <text:p text:style-name="P8">Rx</text:p>
              <text:p text:style-name="P8">Tx</text:p>
              <text:p text:style-name="P8">Gng</text:p>
              <text:p text:style-name="P8">NC</text:p>
            </draw:text-box>
          </draw:frame>
        </draw:g>
        <draw:g>
          <draw:g draw:style-name="gr9">
            <draw:custom-shape draw:style-name="gr10" draw:text-style-name="P2" draw:layer="layout" svg:width="0.5cm" svg:height="0.167cm" svg:x="9.093cm" svg:y="11.013cm">
              <text:p text:style-name="P1"><text:span text:style-name="T1">2.2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1" draw:text-style-name="P1" draw:layer="layout" svg:x1="8.968cm" svg:y1="11.096cm" svg:x2="9.093cm" svg:y2="11.096cm">
              <text:p/>
            </draw:line>
            <draw:line draw:style-name="gr11" draw:text-style-name="P1" draw:layer="layout" svg:x1="9.593cm" svg:y1="11.096cm" svg:x2="9.718cm" svg:y2="11.096cm">
              <text:p/>
            </draw:line>
          </draw:g>
          <draw:g draw:style-name="gr9">
            <draw:custom-shape draw:style-name="gr10" draw:text-style-name="P2" draw:layer="layout" svg:width="0.5cm" svg:height="0.167cm" svg:x="9.842cm" svg:y="11.013cm">
              <text:p text:style-name="P1"><text:span text:style-name="T1">1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1" draw:text-style-name="P1" draw:layer="layout" svg:x1="9.717cm" svg:y1="11.096cm" svg:x2="9.842cm" svg:y2="11.096cm">
              <text:p/>
            </draw:line>
            <draw:line draw:style-name="gr11" draw:text-style-name="P1" draw:layer="layout" svg:x1="10.342cm" svg:y1="11.096cm" svg:x2="10.467cm" svg:y2="11.096cm">
              <text:p/>
            </draw:line>
          </draw:g>
        </draw:g>
        <draw:line draw:style-name="gr58" draw:text-style-name="P9" draw:layer="layout" svg:x1="9.751cm" svg:y1="10.064cm" svg:x2="9.751cm" svg:y2="11.067cm">
          <text:p/>
        </draw:line>
        <draw:polyline draw:style-name="gr44" draw:text-style-name="P9" draw:layer="layout" svg:width="1.814cm" svg:height="0.636cm" draw:transform="rotate (-1.5707963267949) translate (9.626cm 9.281cm)" svg:viewBox="0 0 1815 637" draw:points="0,0 1117,0 1117,637 1815,637">
          <text:p/>
        </draw:polyline>
        <draw:polyline draw:style-name="gr59" draw:text-style-name="P9" draw:layer="layout" svg:width="1.838cm" svg:height="7.659cm" draw:transform="rotate (1.5707963267949) translate (9.48cm 9.281cm)" svg:viewBox="0 0 1839 7660" draw:points="0,0 1839,0 1839,7660">
          <text:p/>
        </draw:polyline>
        <draw:polyline draw:style-name="gr60" draw:text-style-name="P9" draw:layer="layout" svg:width="6.672cm" svg:height="3.445cm" svg:x="10.467cm" svg:y="7.65cm" svg:viewBox="0 0 6673 3446" draw:points="0,3446 1391,3446 1391,0 6673,0">
          <text:p/>
        </draw:polyline>
        <draw:line draw:style-name="gr61" draw:text-style-name="P9" draw:layer="layout" svg:x1="14cm" svg:y1="7.881cm" svg:x2="17.14cm" svg:y2="7.881cm">
          <text:p/>
        </draw:line>
        <draw:frame draw:style-name="gr62" draw:text-style-name="P10" draw:layer="layout" svg:width="0.785cm" svg:height="1.063cm" svg:x="17.186cm" svg:y="7.303cm">
          <draw:text-box>
            <text:p text:style-name="P10"><text:span text:style-name="T7">Tx</text:span></text:p>
            <text:p text:style-name="P10"><text:span text:style-name="T7">Rx</text:span></text:p>
            <text:p text:style-name="P10"><text:span text:style-name="T7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051cm" fo:padding-bottom="0.051cm" fo:padding-left="0.051cm" fo:padding-right="0.05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anni </meta:initial-creator>
    <meta:creation-date>2017-04-13T08:43:22.729940447</meta:creation-date>
    <dc:date>2017-04-15T17:29:47.324967074</dc:date>
    <dc:creator>gianni </dc:creator>
    <meta:editing-duration>PT48M48S</meta:editing-duration>
    <meta:editing-cycles>12</meta:editing-cycles>
    <meta:generator>LibreOffice/4.3.3.2$Linux_X86_64 LibreOffice_project/430m0$Build-2</meta:generator>
    <meta:document-statistic meta:object-count="128"/>
  </office:meta>
</office:document-meta>
</file>